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pitch="variable" style:font-charset="x-symbol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7.7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14.83mm"/>
    </style:style>
    <style:style style:name="co12" style:family="table-column">
      <style:table-column-properties fo:break-before="auto" style:column-width="10.12mm"/>
    </style:style>
    <style:style style:name="co13" style:family="table-column">
      <style:table-column-properties fo:break-before="auto" style:column-width="107.7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column table:style-name="co14" table:number-columns-repeated="1011" table:default-cell-style-name="ce1"/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题目名</text:p>
          </table:table-cell>
          <table:table-cell office:value-type="string" calcext:value-type="string">
            <text:p>所属比赛</text:p>
          </table:table-cell>
          <table:table-cell office:value-type="string" calcext:value-type="string">
            <text:p>题目来源</text:p>
          </table:table-cell>
          <table:table-cell office:value-type="string" calcext:value-type="string">
            <text:p>评测类型</text:p>
          </table:table-cell>
          <table:table-cell office:value-type="string" calcext:value-type="string">
            <text:p>思路</text:p>
          </table:table-cell>
          <table:table-cell office:value-type="string" calcext:value-type="string">
            <text:p>题面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检验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spj检验</text:p>
          </table:table-cell>
          <table:table-cell office:value-type="string" calcext:value-type="string">
            <text:p>题解</text:p>
          </table:table-cell>
          <table:table-cell table:style-name="ce1" office:value-type="string" calcext:value-type="string">
            <text:p>tag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皮皮虾我们走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加强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数位 递推 二进制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/>强化邮局选址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加强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分治DP 单调性</text:p>
          </table:table-cell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懒惰的绵羊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改造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乱搞 玄学优化 特殊约定</text:p>
          </table:table-cell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魔法球问题(上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加强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结论 找规律</text:p>
          </table:table-cell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魔法球问题(下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摘取加强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结论 找规律 NTT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光棱坦克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原创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期望 树形 DP 贪心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靑英戰鬥兵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原创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二次函数 等差数列 状压DP 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红色警戒杯模拟赛Ⅰ</text:p>
          </table:table-cell>
          <table:table-cell office:value-type="string" calcext:value-type="string">
            <text:p>原创</text:p>
          </table:table-cell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红色警戒杯模拟赛Ⅱ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红色警戒杯模拟赛Ⅱ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红色警戒杯模拟赛Ⅱ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红色警戒杯模拟赛Ⅲ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红色警戒杯模拟赛Ⅲ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红色警戒杯模拟赛Ⅲ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红色警戒杯模拟赛Ⅳ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红色警戒杯模拟赛Ⅳ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红色警戒杯模拟赛Ⅳ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红色警戒杯模拟赛Ⅴ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红色警戒杯模拟赛Ⅴ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红色警戒杯模拟赛Ⅴ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红色警戒杯模拟赛Ⅵ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红色警戒杯模拟赛Ⅵ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红色警戒杯模拟赛Ⅵ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红色警戒杯模拟赛Ⅶ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红色警戒杯模拟赛Ⅶ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红色警戒杯模拟赛Ⅶ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红色警戒杯模拟赛Ⅷ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红色警戒杯模拟赛Ⅷ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红色警戒杯模拟赛Ⅷ</text:p>
          </table:table-cell>
          <table:table-cell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传统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pitch="variable" style:font-charset="x-symbol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00/00/00</text:date>, <text:time style:data-style-name="N2" text:time-value="09:21:22.89228647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1:39:47.936940839</meta:creation-date>
    <meta:generator>LibreOffice/6.2.4.2$Linux_X86_64 LibreOffice_project/2412653d852ce75f65fbfa83fb7e7b669a126d64</meta:generator>
    <dc:date>2019-08-01T23:14:45.708298238</dc:date>
    <meta:editing-duration>PT2H32M11S</meta:editing-duration>
    <meta:editing-cycles>9</meta:editing-cycles>
    <meta:document-statistic meta:table-count="1" meta:cell-count="279" meta:object-count="0"/>
  </office:meta>
</office:document-meta>
</file>